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b3d" officeooo:paragraph-rsid="001c6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ocumento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9T20:11:14.117000000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7.2.1.2$Windows_X86_64 LibreOffice_project/87b77fad49947c1441b67c559c339af8f3517e22</meta:generator>
  </office:meta>
</office:document-meta>
</file>